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 manifest:full-path="Pictures/20000040000003500000034F5629A4E3.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cfe7e5" draw:textarea-horizontal-align="justify" draw:textarea-vertical-align="middle" draw:auto-grow-height="false"/>
    </style:style>
    <style:style style:name="gr2" style:family="graphic" style:parent-style-name="standard">
      <style:graphic-properties draw:fill-color="#ffff99" draw:textarea-horizontal-align="justify" draw:textarea-vertical-align="top"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878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bottom" draw:auto-grow-height="fals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objectwithoutfill">
      <style:graphic-properties draw:marker-end="Arrow" draw:marker-end-width="0.3cm"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5pt" style:text-underline-style="solid" style:text-underline-width="auto" style:text-underline-color="font-color" style:font-size-asian="10.5pt" style:font-size-complex="10.5pt"/>
    </style:style>
    <style:style style:name="P3" style:family="paragraph">
      <style:text-properties fo:font-size="10pt" style:font-size-asian="10pt" style:font-size-complex="10pt"/>
    </style:style>
    <style:style style:name="P4" style:family="paragraph">
      <style:paragraph-properties fo:text-align="center"/>
      <style:text-properties fo:font-family="'Times New Roman'" style:font-family-generic="roman" style:font-pitch="variable" fo:font-size="10pt" style:font-size-asian="10pt" style:font-size-complex="10pt"/>
    </style:style>
    <style:style style:name="P5" style:family="paragraph">
      <style:paragraph-properties fo:text-align="center"/>
      <style:text-properties fo:font-size="10.5pt" style:font-size-asian="10.5pt" style:font-size-complex="10.5pt"/>
    </style:style>
    <style:style style:name="P6" style:family="paragraph">
      <style:paragraph-properties fo:text-align="center"/>
      <style:text-properties fo:font-size="10pt" style:font-size-asian="10pt" style:font-size-complex="10pt"/>
    </style:style>
    <style:style style:name="P7" style:family="paragraph">
      <style:paragraph-properties fo:text-align="start"/>
    </style:style>
    <style:style style:name="P8" style:family="paragraph">
      <style:paragraph-properties fo:text-align="start"/>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family="'Times New Roman'" style:font-family-generic="roman" style:font-pitch="variable" fo:font-size="10pt" style:font-size-asian="10pt" style:font-size-complex="10pt"/>
    </style:style>
    <style:style style:name="T3" style:family="text">
      <style:text-properties fo:font-size="10.5pt" style:font-size-asian="10.5pt" style:font-size-complex="10.5pt"/>
    </style:style>
    <style:style style:name="T4" style:family="text">
      <style:text-properties fo:color="#ff0000" fo:font-size="10.5pt" fo:font-weight="bold" style:font-size-asian="10.5pt" style:font-weight-asian="bold" style:font-size-complex="10.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4.5cm" svg:height="7.5cm" svg:x="1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6.5cm" svg:height="3.5cm" svg:x="6.6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335cm" svg:height="0.628cm" svg:x="7.965cm" svg:y="5.5cm">
          <draw:text-box>
            <text:p><text:span text:style-name="T1">output_top</text:span></text:p>
          </draw:text-box>
        </draw:frame>
        <draw:frame draw:style-name="gr4" draw:text-style-name="P3" draw:layer="layout" svg:width="2.636cm" svg:height="0.628cm" svg:x="2.4cm" svg:y="9.472cm">
          <draw:text-box>
            <text:p><text:span text:style-name="T1">photo.mount</text:span></text:p>
          </draw:text-box>
        </draw:frame>
        <draw:frame draw:style-name="gr4" draw:text-style-name="P3" draw:layer="layout" svg:width="4.155cm" svg:height="0.628cm" svg:x="7.964cm" svg:y="6.4cm">
          <draw:text-box>
            <text:p><text:span text:style-name="T1">├ <text:s text:c="11"/></text:span><text:span text:style-name="T1">public_photo</text:span></text:p>
          </draw:text-box>
        </draw:frame>
        <draw:frame draw:style-name="gr4" draw:text-style-name="P3" xml:id="id5" draw:id="id5" draw:layer="layout" svg:width="3.627cm" svg:height="1.005cm" svg:x="9.173cm" svg:y="7.295cm">
          <draw:text-box>
            <text:p><text:span text:style-name="T1">├ <text:s/></text:span><text:span text:style-name="T1">a_b_c_small.jpg</text:span></text:p>
            <text:p><text:span text:style-name="T1">├ <text:s/></text:span><text:span text:style-name="T1">a_b_c_large.jpg</text:span></text:p>
          </draw:text-box>
        </draw:frame>
        <draw:frame draw:style-name="gr4" draw:text-style-name="P3" xml:id="id4" draw:id="id4" draw:layer="layout" svg:width="2.602cm" svg:height="0.628cm" svg:x="2.099cm" svg:y="10.072cm">
          <draw:text-box>
            <text:p><text:span text:style-name="T1">├ <text:s/></text:span><text:span text:style-name="T1">a/b/c.jpg</text:span></text:p>
          </draw:text-box>
        </draw:frame>
        <draw:custom-shape draw:style-name="gr5" draw:text-style-name="P1" xml:id="id1" draw:id="id1" draw:layer="layout" svg:width="1.5cm" svg:height="1.5cm" svg:x="2.344cm" svg:y="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3" draw:layer="layout" svg:width="2.403cm" svg:height="0.628cm" svg:x="1.981cm" svg:y="1.142cm">
          <draw:text-box>
            <text:p><text:span text:style-name="T1">Wiki Author</text:span></text:p>
          </draw:text-box>
        </draw:frame>
        <draw:custom-shape draw:style-name="gr6" draw:text-style-name="P4" xml:id="id2" draw:id="id2" draw:layer="layout" svg:width="3cm" svg:height="2.5cm" svg:x="1.594cm" svg:y="5.6cm">
          <text:p text:style-name="P1"><text:span text:style-name="T2">\{photo a/b/c.jp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3" draw:layer="layout" svg:width="1.145cm" svg:height="0.628cm" svg:x="2.433cm" svg:y="7.9cm">
          <draw:text-box>
            <text:p><text:span text:style-name="T1">*.txt</text:span></text:p>
          </draw:text-box>
        </draw:frame>
        <draw:connector draw:style-name="gr7" draw:text-style-name="P5" draw:layer="layout" svg:x1="3.094cm" svg:y1="3.3cm" svg:x2="3.094cm" svg:y2="5.6cm" draw:start-shape="id1" draw:start-glue-point="8" draw:end-shape="id2" draw:end-glue-point="4" svg:d="m3094 3300v2300">
          <text:p/>
        </draw:connector>
        <draw:frame draw:style-name="gr8" draw:text-style-name="P1" draw:layer="layout" svg:width="0.847cm" svg:height="0.846cm" svg:x="1.553cm" svg:y="9.254cm">
          <draw:image xlink:href="Pictures/20000040000003500000034F5629A4E3.svm" xlink:type="simple" xlink:show="embed" xlink:actuate="onLoad">
            <text:p/>
          </draw:image>
        </draw:frame>
        <draw:frame draw:style-name="gr4" draw:text-style-name="P3" draw:layer="layout" svg:width="3.826cm" svg:height="1.005cm" svg:x="2.099cm" svg:y="10.473cm">
          <draw:text-box>
            <text:p><text:span text:style-name="T1">├ <text:s/></text:span><text:span text:style-name="T1">some/private.jpg</text:span></text:p>
            <text:p><text:span text:style-name="T1">├ <text:s/></text:span><text:span text:style-name="T1">...</text:span></text:p>
          </draw:text-box>
        </draw:frame>
        <draw:frame draw:style-name="gr8" draw:text-style-name="P1" draw:layer="layout" svg:width="0.847cm" svg:height="0.846cm" svg:x="7.254cm" svg:y="5.354cm">
          <draw:image xlink:href="Pictures/20000040000003500000034F5629A4E3.svm" xlink:type="simple" xlink:show="embed" xlink:actuate="onLoad">
            <text:p/>
          </draw:image>
        </draw:frame>
        <draw:frame draw:style-name="gr8" draw:text-style-name="P1" draw:layer="layout" svg:width="0.847cm" svg:height="0.846cm" svg:x="8.655cm" svg:y="6.254cm">
          <draw:image xlink:href="Pictures/20000040000003500000034F5629A4E3.svm" xlink:type="simple" xlink:show="embed" xlink:actuate="onLoad">
            <text:p/>
          </draw:image>
        </draw:frame>
        <draw:custom-shape draw:style-name="gr9" draw:text-style-name="P1" xml:id="id6" draw:id="id6" draw:layer="layout" svg:width="2.4cm" svg:height="2.4cm" svg:x="12.1cm" svg:y="13.835cm">
          <text:p text:style-name="P1">Web</text:p>
          <text:p text:style-name="P1">Server</text:p>
          <draw:enhanced-geometry svg:viewBox="0 0 21600 21600" draw:glue-points="?f7 0 ?f6 ?f1 0 ?f10 ?f6 21600 ?f4 ?f10 21600 ?f9" draw:path-stretchpoint-x="10800" draw:path-stretchpoint-y="10800" draw:text-areas="0 ?f1 ?f4 ?f12" draw:type="cube" draw:modifiers="2943.8187270909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3cm" svg:height="2cm" svg:x="16.778cm" svg:y="14.03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6" draw:layer="layout" svg:x1="14.701cm" svg:y1="15.035cm" svg:x2="16.701cm" svg:y2="15.035cm">
          <text:p text:style-name="P1"><text:span text:style-name="T1"/></text:p>
          <text:p text:style-name="P1"><text:span text:style-name="T1"/></text:p>
          <text:p text:style-name="P1"><text:span text:style-name="T1">Publish to</text:span></text:p>
          <text:p text:style-name="P1"><text:span text:style-name="T1">internet</text:span></text:p>
        </draw:line>
        <draw:connector draw:style-name="gr7" draw:text-style-name="P8" draw:layer="layout" draw:type="curve" svg:x1="4.594cm" svg:y1="6.85cm" svg:x2="6.6cm" svg:y2="6.85cm" draw:start-shape="id2" draw:start-glue-point="7" draw:end-shape="id3" draw:end-glue-point="3" svg:d="m4594 6850h2006">
          <text:p text:style-name="P7"><text:span text:style-name="T3">je(1) or</text:span></text:p>
          <text:p text:style-name="P7"><text:span text:style-name="T3">juli(1)</text:span></text:p>
          <text:p text:style-name="P7"><text:span text:style-name="T3"/></text:p>
          <text:p text:style-name="P7"><text:span text:style-name="T3"/></text:p>
        </draw:connector>
        <draw:connector draw:style-name="gr7" draw:text-style-name="P5" draw:layer="layout" draw:type="curve" svg:x1="4.701cm" svg:y1="10.386cm" svg:x2="10.986cm" svg:y2="8.3cm" draw:start-shape="id4" draw:start-glue-point="1" draw:end-shape="id5" draw:end-glue-point="2" svg:d="m4701 10386c4190 0 6285-695 6285-2086">
          <text:p/>
        </draw:connector>
        <draw:frame draw:style-name="gr4" draw:text-style-name="P3" draw:layer="layout" svg:width="7.504cm" svg:height="2.22cm" svg:x="7.5cm" svg:y="9.4cm">
          <draw:text-box>
            <text:p text:style-name="P1"><text:span text:style-name="T3">Create both small and large sized photos</text:span></text:p>
            <text:p text:style-name="P1"><text:span text:style-name="T3">for browser access</text:span></text:p>
            <text:p text:style-name="P1"><text:span text:style-name="T3">from author allowed photo </text:span><text:span text:style-name="T4">ONLY</text:span></text:p>
            <text:p text:style-name="P1"><text:span text:style-name="T3">by je(1) or juli(1)</text:span></text:p>
            <text:p><text:span text:style-name="T1"/></text:p>
          </draw:text-box>
        </draw:frame>
        <draw:frame draw:style-name="gr4" draw:text-style-name="P3" draw:layer="layout" svg:width="1.137cm" svg:height="0.628cm" svg:x="2.934cm" svg:y="3.5cm">
          <draw:text-box>
            <text:p><text:span text:style-name="T1">edit</text:span></text:p>
          </draw:text-box>
        </draw:frame>
        <draw:frame draw:style-name="gr4" draw:layer="layout" svg:width="2.932cm" svg:height="0.933cm" svg:x="6.784cm" svg:y="11.8cm">
          <draw:text-box>
            <text:p>Your PC</text:p>
          </draw:text-box>
        </draw:frame>
        <draw:connector draw:style-name="gr12" draw:text-style-name="P1" draw:layer="layout" draw:type="curve" draw:line-skew="3.71cm 1.584cm" svg:x1="13.1cm" svg:y1="6.85cm" svg:x2="13.464cm" svg:y2="13.835cm" draw:start-shape="id3" draw:start-glue-point="1" draw:end-shape="id6" draw:end-glue-point="4" svg:d="m13100 6850c6318 0 5265 2976 3777 4335s-3413 1101-3413 2650">
          <text:p/>
        </draw:connector>
        <draw:frame draw:style-name="gr4" draw:text-style-name="P3" draw:layer="layout" svg:width="2.818cm" svg:height="1.005cm" svg:x="16.735cm" svg:y="6.7cm">
          <draw:text-box>
            <text:p><text:span text:style-name="T1">push to server</text:span></text:p>
            <text:p><text:span text:style-name="T1">by rsync, etc.</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akao P明朝'"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measure-vertical-align="center" draw:parallel="tru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Takao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17T21:17:52</meta:creation-date>
    <dc:date>2012-04-23T14:41:24</dc:date>
    <meta:editing-duration>PT14H11M8S</meta:editing-duration>
    <meta:editing-cycles>5</meta:editing-cycles>
    <meta:generator>LibreOffice/3.4$Linux LibreOffice_project/340m1$Build-402</meta:generator>
    <meta:document-statistic meta:object-count="26"/>
  </office:meta>
</office:document-meta>
</file>